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B00005ED7000023FA80785EF8.svm"/>
  <manifest:file-entry manifest:media-type="" manifest:full-path="Pictures/2000012700005ED70000309179E5F23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6.035cm" svg:height="13.97cm" svg:x="0.635cm" svg:y="3.175cm">
          <draw:image xlink:href="Pictures/200000EB00005ED7000023FA80785EF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035cm" svg:height="15.24cm" svg:x="1.27cm" svg:y="3.175cm">
          <draw:image xlink:href="Pictures/2000012700005ED70000309179E5F23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7:36</meta:creation-date>
    <dc:date>2009-07-30T11:08:29</dc:date>
    <dc:language>en-US</dc:language>
    <meta:editing-cycles>4</meta:editing-cycles>
    <meta:editing-duration>PT9M5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